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1.A" style:family="table-column">
      <style:table-column-properties style:column-width="3.598cm" style:rel-column-width="13101*"/>
    </style:style>
    <style:style style:name="Tabela1.B" style:family="table-column">
      <style:table-column-properties style:column-width="14.402cm" style:rel-column-width="52433*"/>
    </style:style>
    <style:style style:name="Tabela1.A1" style:family="table-cell">
      <style:table-cell-properties fo:background-color="#f0f0f0">
        <style:background-image/>
      </style:table-cell-properties>
    </style:style>
    <style:style style:name="Tabela1.A2" style:family="table-cell">
      <style:table-cell-properties style:vertical-align="middle"/>
    </style:style>
    <style:style style:name="Tabela2" style:family="table">
      <style:table-properties style:width="18cm" style:rel-width="100%" table:align="left" fo:background-color="#ffffff">
        <style:background-image/>
      </style:table-properties>
    </style:style>
    <style:style style:name="Tabela2.A" style:family="table-column">
      <style:table-column-properties style:column-width="3.6cm" style:rel-column-width="13107*"/>
    </style:style>
    <style:style style:name="Tabela2.B" style:family="table-column">
      <style:table-column-properties style:column-width="5.399cm" style:rel-column-width="19660*"/>
    </style:style>
    <style:style style:name="Tabela2.A1" style:family="table-cell">
      <style:table-cell-properties fo:background-color="#f0f0f0">
        <style:background-image/>
      </style:table-cell-properties>
    </style:style>
    <style:style style:name="Tabela2.B1" style:family="table-cell">
      <style:table-cell-properties fo:background-color="#ffffff">
        <style:background-image/>
      </style:table-cell-properties>
    </style:style>
    <style:style style:name="Tabela2.C1" style:family="table-cell">
      <style:table-cell-properties style:vertical-align="middle" fo:background-color="#f0f0f0">
        <style:background-image/>
      </style:table-cell-properties>
    </style:style>
    <style:style style:name="Tabela3" style:family="table">
      <style:table-properties style:width="18cm" style:rel-width="100%" table:align="left" fo:background-color="#ffffff">
        <style:background-image/>
      </style:table-properties>
    </style:style>
    <style:style style:name="Tabela3.A" style:family="table-column">
      <style:table-column-properties style:column-width="3.598cm" style:rel-column-width="13103*"/>
    </style:style>
    <style:style style:name="Tabela3.B" style:family="table-column">
      <style:table-column-properties style:column-width="14.4cm" style:rel-column-width="52431*"/>
    </style:style>
    <style:style style:name="Tabela3.A1" style:family="table-cell">
      <style:table-cell-properties fo:background-color="#f0f0f0">
        <style:background-image/>
      </style:table-cell-properties>
    </style:style>
    <style:style style:name="Tabela3.B1" style:family="table-cell">
      <style:table-cell-properties style:vertical-align="middle" fo:background-color="#ffffff">
        <style:background-image/>
      </style:table-cell-properties>
    </style:style>
    <style:style style:name="Tabela4" style:family="table">
      <style:table-properties style:width="18cm" style:rel-width="100%" table:align="center"/>
    </style:style>
    <style:style style:name="Tabela4.A" style:family="table-column">
      <style:table-column-properties style:column-width="2.233cm" style:rel-column-width="8130*"/>
    </style:style>
    <style:style style:name="Tabela4.B" style:family="table-column">
      <style:table-column-properties style:column-width="15.767cm" style:rel-column-width="57405*"/>
    </style:style>
    <style:style style:name="Tabela4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4.B1" style:family="table-cell">
      <style:table-cell-properties style:vertical-align="middle" fo:padding="0.053cm" fo:border="none"/>
    </style:style>
    <style:style style:name="Tabela5" style:family="table">
      <style:table-properties style:width="18cm" style:rel-width="100%" table:align="left"/>
    </style:style>
    <style:style style:name="Tabela5.A" style:family="table-column">
      <style:table-column-properties style:column-width="18cm" style:rel-column-width="65535*"/>
    </style:style>
    <style:style style:name="Tabela5.A1" style:family="table-cell">
      <style:table-cell-properties style:vertical-align="middle" fo:padding="0.053cm" fo:border="0.05pt solid #cccccc"/>
    </style:style>
    <style:style style:name="Tabela6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6.A" style:family="table-column">
      <style:table-column-properties style:column-width="3.598cm" style:rel-column-width="13101*"/>
    </style:style>
    <style:style style:name="Tabela6.B" style:family="table-column">
      <style:table-column-properties style:column-width="14.402cm" style:rel-column-width="52433*"/>
    </style:style>
    <style:style style:name="Tabela6.A1" style:family="table-cell">
      <style:table-cell-properties fo:background-color="#f0f0f0">
        <style:background-image/>
      </style:table-cell-properties>
    </style:style>
    <style:style style:name="Tabela6.A2" style:family="table-cell">
      <style:table-cell-properties style:vertical-align="middle"/>
    </style:style>
    <style:style style:name="Tabela7" style:family="table">
      <style:table-properties style:width="18cm" style:rel-width="100%" table:align="left" fo:background-color="#ffffff">
        <style:background-image/>
      </style:table-properties>
    </style:style>
    <style:style style:name="Tabela7.A" style:family="table-column">
      <style:table-column-properties style:column-width="3.6cm" style:rel-column-width="13107*"/>
    </style:style>
    <style:style style:name="Tabela7.B" style:family="table-column">
      <style:table-column-properties style:column-width="5.399cm" style:rel-column-width="19660*"/>
    </style:style>
    <style:style style:name="Tabela7.A1" style:family="table-cell">
      <style:table-cell-properties fo:background-color="#f0f0f0">
        <style:background-image/>
      </style:table-cell-properties>
    </style:style>
    <style:style style:name="Tabela7.B1" style:family="table-cell">
      <style:table-cell-properties fo:background-color="#ffffff">
        <style:background-image/>
      </style:table-cell-properties>
    </style:style>
    <style:style style:name="Tabela7.C1" style:family="table-cell">
      <style:table-cell-properties style:vertical-align="middle" fo:background-color="#f0f0f0">
        <style:background-image/>
      </style:table-cell-properties>
    </style:style>
    <style:style style:name="Tabela8" style:family="table">
      <style:table-properties style:width="18cm" style:rel-width="100%" table:align="left" fo:background-color="#ffffff">
        <style:background-image/>
      </style:table-properties>
    </style:style>
    <style:style style:name="Tabela8.A" style:family="table-column">
      <style:table-column-properties style:column-width="3.598cm" style:rel-column-width="13103*"/>
    </style:style>
    <style:style style:name="Tabela8.B" style:family="table-column">
      <style:table-column-properties style:column-width="14.4cm" style:rel-column-width="52431*"/>
    </style:style>
    <style:style style:name="Tabela8.A1" style:family="table-cell">
      <style:table-cell-properties fo:background-color="#f0f0f0">
        <style:background-image/>
      </style:table-cell-properties>
    </style:style>
    <style:style style:name="Tabela8.B1" style:family="table-cell">
      <style:table-cell-properties style:vertical-align="middle" fo:background-color="#ffffff">
        <style:background-image/>
      </style:table-cell-properties>
    </style:style>
    <style:style style:name="Tabela9" style:family="table">
      <style:table-properties style:width="18cm" style:rel-width="100%" table:align="center"/>
    </style:style>
    <style:style style:name="Tabela9.A" style:family="table-column">
      <style:table-column-properties style:column-width="2.233cm" style:rel-column-width="8130*"/>
    </style:style>
    <style:style style:name="Tabela9.B" style:family="table-column">
      <style:table-column-properties style:column-width="15.767cm" style:rel-column-width="57405*"/>
    </style:style>
    <style:style style:name="Tabela9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9.B1" style:family="table-cell">
      <style:table-cell-properties style:vertical-align="middle" fo:padding="0.053cm" fo:border="none"/>
    </style:style>
    <style:style style:name="Tabela10" style:family="table">
      <style:table-properties style:width="18cm" style:rel-width="100%" table:align="left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style:vertical-align="middle" fo:padding="0.053cm" fo:border="0.05pt solid #cccccc"/>
    </style:style>
    <style:style style:name="P1" style:family="paragraph" style:parent-style-name="Standard">
      <style:text-properties officeooo:rsid="0012c89a" officeooo:paragraph-rsid="0012c89a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17db2a"/>
    </style:style>
    <style:style style:name="P3" style:family="paragraph" style:parent-style-name="Heading_20_3">
      <style:text-properties officeooo:paragraph-rsid="0017db2a"/>
    </style:style>
    <style:style style:name="P4" style:family="paragraph" style:parent-style-name="Table_20_Contents">
      <style:text-properties fo:font-weight="bold" officeooo:paragraph-rsid="0017db2a"/>
    </style:style>
    <style:style style:name="P5" style:family="paragraph" style:parent-style-name="Table_20_Contents">
      <style:text-properties officeooo:paragraph-rsid="0017db2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7db2a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17db2a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17db2a"/>
    </style:style>
    <style:style style:name="P9" style:family="paragraph" style:parent-style-name="Table_20_Contents">
      <style:text-properties fo:font-size="2pt" officeooo:paragraph-rsid="0017db2a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officeooo:paragraph-rsid="0017db2a"/>
    </style:style>
    <style:style style:name="P11" style:family="paragraph" style:parent-style-name="Table_20_Contents" style:list-style-name="L1">
      <style:paragraph-properties fo:margin-left="0cm" fo:margin-right="0cm" fo:text-indent="0cm" style:auto-text-indent="false"/>
      <style:text-properties officeooo:paragraph-rsid="0017db2a"/>
    </style:style>
    <style:style style:name="P12" style:family="paragraph" style:parent-style-name="Table_20_Contents" style:list-style-name="L1">
      <style:paragraph-properties fo:margin-top="0cm" fo:margin-bottom="0.499cm" style:contextual-spacing="false"/>
      <style:text-properties officeooo:paragraph-rsid="0017db2a"/>
    </style:style>
    <style:style style:name="P13" style:family="paragraph" style:parent-style-name="Table_20_Contents">
      <style:paragraph-properties fo:margin-top="0cm" fo:margin-bottom="0.499cm" style:contextual-spacing="false"/>
      <style:text-properties officeooo:paragraph-rsid="0017db2a"/>
    </style:style>
    <style:style style:name="P14" style:family="paragraph" style:parent-style-name="Table_20_Contents" style:list-style-name="L2">
      <style:paragraph-properties fo:margin-top="0cm" fo:margin-bottom="0.499cm" style:contextual-spacing="false"/>
      <style:text-properties officeooo:paragraph-rsid="0017db2a"/>
    </style:style>
    <style:style style:name="P15" style:family="paragraph" style:parent-style-name="Table_20_Contents" style:list-style-name="L3">
      <style:text-properties officeooo:paragraph-rsid="0017db2a"/>
    </style:style>
    <style:style style:name="P16" style:family="paragraph" style:parent-style-name="Table_20_Contents" style:list-style-name="L3">
      <style:paragraph-properties fo:margin-top="0cm" fo:margin-bottom="0.499cm" style:contextual-spacing="false"/>
      <style:text-properties officeooo:paragraph-rsid="0017db2a"/>
    </style:style>
    <style:style style:name="P17" style:family="paragraph" style:parent-style-name="Table_20_Contents" style:list-style-name="L4">
      <style:paragraph-properties fo:margin-top="0cm" fo:margin-bottom="0.499cm" style:contextual-spacing="false"/>
      <style:text-properties officeooo:paragraph-rsid="0017db2a"/>
    </style:style>
    <style:style style:name="P18" style:family="paragraph" style:parent-style-name="Table_20_Contents" style:list-style-name="L5">
      <style:paragraph-properties fo:margin-top="0cm" fo:margin-bottom="0.499cm" style:contextual-spacing="false"/>
      <style:text-properties officeooo:paragraph-rsid="0017db2a"/>
    </style:style>
    <style:style style:name="P19" style:family="paragraph" style:parent-style-name="Text_20_body">
      <style:text-properties officeooo:paragraph-rsid="0017db2a"/>
    </style:style>
    <style:style style:name="P20" style:family="paragraph" style:parent-style-name="Standard">
      <style:text-properties fo:font-weight="bold" officeooo:rsid="001509f5" officeooo:paragraph-rsid="001509f5" style:font-weight-asian="bold" style:font-weight-complex="bold"/>
    </style:style>
    <style:style style:name="P21" style:family="paragraph" style:parent-style-name="Table_20_Contents" style:list-style-name="L6">
      <style:paragraph-properties fo:margin-left="0cm" fo:margin-right="0cm" fo:text-indent="0cm" style:auto-text-indent="false"/>
      <style:text-properties officeooo:paragraph-rsid="0017db2a"/>
    </style:style>
    <style:style style:name="P22" style:family="paragraph" style:parent-style-name="Table_20_Contents" style:list-style-name="L6">
      <style:paragraph-properties fo:margin-top="0cm" fo:margin-bottom="0.499cm" style:contextual-spacing="false"/>
      <style:text-properties officeooo:paragraph-rsid="0017db2a"/>
    </style:style>
    <style:style style:name="P23" style:family="paragraph" style:parent-style-name="Table_20_Contents" style:list-style-name="L7">
      <style:text-properties officeooo:paragraph-rsid="0017db2a"/>
    </style:style>
    <style:style style:name="P24" style:family="paragraph" style:parent-style-name="Table_20_Contents" style:list-style-name="L7">
      <style:paragraph-properties fo:margin-top="0cm" fo:margin-bottom="0.499cm" style:contextual-spacing="false"/>
      <style:text-properties officeooo:paragraph-rsid="0017db2a"/>
    </style:style>
    <style:style style:name="P25" style:family="paragraph" style:parent-style-name="Table_20_Contents" style:list-style-name="L8">
      <style:paragraph-properties fo:margin-top="0cm" fo:margin-bottom="0.499cm" style:contextual-spacing="false"/>
      <style:text-properties officeooo:paragraph-rsid="0017db2a"/>
    </style:style>
    <style:style style:name="P26" style:family="paragraph" style:parent-style-name="Table_20_Contents" style:list-style-name="L9">
      <style:text-properties officeooo:paragraph-rsid="0017db2a"/>
    </style:style>
    <style:style style:name="P27" style:family="paragraph" style:parent-style-name="Table_20_Contents" style:list-style-name="L9">
      <style:paragraph-properties fo:margin-top="0cm" fo:margin-bottom="0.499cm" style:contextual-spacing="false"/>
      <style:text-properties officeooo:paragraph-rsid="0017db2a"/>
    </style:style>
    <style:style style:name="P28" style:family="paragraph" style:parent-style-name="Table_20_Contents" style:list-style-name="L10">
      <style:paragraph-properties fo:margin-top="0cm" fo:margin-bottom="0.499cm" style:contextual-spacing="false"/>
      <style:text-properties officeooo:paragraph-rsid="0017db2a"/>
    </style:style>
    <style:style style:name="P29" style:family="paragraph" style:parent-style-name="Table_20_Contents" style:list-style-name="L11">
      <style:paragraph-properties fo:margin-top="0cm" fo:margin-bottom="0.499cm" style:contextual-spacing="false"/>
      <style:text-properties officeooo:paragraph-rsid="0017db2a"/>
    </style:style>
    <style:style style:name="P30" style:family="paragraph" style:parent-style-name="Standard">
      <style:text-properties fo:font-weight="bold" officeooo:rsid="001509f5" officeooo:paragraph-rsid="0016c553" style:font-weight-asian="bold" style:font-weight-complex="bold"/>
    </style:style>
    <style:style style:name="T1" style:family="text">
      <style:text-properties officeooo:rsid="0013ab7a"/>
    </style:style>
    <style:style style:name="T2" style:family="text">
      <style:text-properties fo:font-weight="bold"/>
    </style:style>
    <style:style style:name="T3" style:family="text">
      <style:text-properties fo:font-size="6.75pt"/>
    </style:style>
    <style:style style:name="T4" style:family="text">
      <style:text-properties fo:color="#ffffff" loext:opacity="100%" fo:font-weight="bold"/>
    </style:style>
    <style:style style:name="T5" style:family="text">
      <style:text-properties officeooo:rsid="0016c55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 – Desafio Q&amp;A Dio-Wex</text:p>
      <text:p text:style-name="P1"/>
      <text:p text:style-name="P1">Épico 1) <text:span text:style-name="T1">Autenticação de usuário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<text:a xlink:type="simple" xlink:href="https://id-ivanjsb-personal.atlassian.net/browse/SOM-1" text:style-name="Internet_20_link" text:visited-style-name="Visited_20_Internet_20_Link"><text:bookmark text:name="parent_issue_summary"/><text:span text:style-name="T2">Autenticação de usuário</text:span></text:a> <text:span text:style-name="T3">(</text:span><text:bookmark text:name="parent_issue_key"/><text:a xlink:type="simple" xlink:href="https://id-ivanjsb-personal.atlassian.net/browse/SOM-1" text:style-name="Internet_20_link" text:visited-style-name="Visited_20_Internet_20_Link"><text:span text:style-name="T3">SOM-1</text:span></text:a><text:span text:style-name="T3">)</text:span> </text:p>
            <text:h text:style-name="P3" text:outline-level="3"><draw:frame draw:style-name="fr1" draw:name="Figura1" text:anchor-type="as-char" svg:width="0.423cm" svg:height="0.423cm" draw:z-index="0"><draw:image xlink:href="https://id-ivanjsb-personal.atlassian.net/images/icons/link_out_bot.gif" xlink:type="simple" xlink:show="embed" xlink:actuate="onLoad" draw:mime-type="image/gif"/></draw:frame><text:s/>[SOM-2] <text:a xlink:type="simple" xlink:href="https://id-ivanjsb-personal.atlassian.net/browse/SOM-2" text:style-name="Internet_20_link" text:visited-style-name="Visited_20_Internet_20_Link">O usuário deseja acessar o login da loja virtual, com o intuito de visualizar as funções de login, cadastro, redefinição desenha e painel de ajuda.</text:a> Criado: 22/ago/25  Atualizado(a): 22/ago/25 </text:h>
          </table:table-cell>
          <table:covered-table-cell/>
        </table:table-row>
        <table:table-row>
          <table:table-cell table:style-name="Tabela1.A2" office:value-type="string">
            <text:p text:style-name="P4">Status:</text:p>
          </table:table-cell>
          <table:table-cell table:style-name="Tabela1.A2" office:value-type="string">
            <text:p text:style-name="P5">To review</text:p>
          </table:table-cell>
        </table:table-row>
        <table:table-row>
          <table:table-cell table:style-name="Tabela1.A2" office:value-type="string">
            <text:p text:style-name="P4">Projeto:</text:p>
          </table:table-cell>
          <table:table-cell table:style-name="Tabela1.A2" office:value-type="string">
            <text:p text:style-name="P5"><text:a xlink:type="simple" xlink:href="https://id-ivanjsb-personal.atlassian.net/secure/BrowseProject.jspa?id=10100" text:style-name="Internet_20_link" text:visited-style-name="Visited_20_Internet_20_Link">SoMuchSwagLabsShopping</text:a></text:p>
          </table:table-cell>
        </table:table-row>
        <table:table-row>
          <table:table-cell table:style-name="Tabela1.A2" office:value-type="string">
            <text:p text:style-name="P4">Componentes:</text:p>
          </table:table-cell>
          <table:table-cell table:style-name="Tabela1.A2" office:value-type="string">
            <text:p text:style-name="P5">Nenhum </text:p>
          </table:table-cell>
        </table:table-row>
        <table:table-row>
          <table:table-cell table:style-name="Tabela1.A2" office:value-type="string">
            <text:p text:style-name="P4">Versões afetadas:</text:p>
          </table:table-cell>
          <table:table-cell table:style-name="Tabela1.A2" office:value-type="string">
            <text:p text:style-name="P5">Nenhum </text:p>
          </table:table-cell>
        </table:table-row>
        <table:table-row>
          <table:table-cell table:style-name="Tabela1.A2" office:value-type="string">
            <text:p text:style-name="P4">Versões corrigidas:</text:p>
          </table:table-cell>
          <table:table-cell table:style-name="Tabela1.A2" office:value-type="string">
            <text:p text:style-name="P5">Nenhum </text:p>
          </table:table-cell>
        </table:table-row>
        <table:table-row>
          <table:table-cell table:style-name="Tabela1.A2" office:value-type="string">
            <text:p text:style-name="P4">Pai:</text:p>
          </table:table-cell>
          <table:table-cell table:style-name="Tabela1.A2" office:value-type="string">
            <text:p text:style-name="P5"><text:a xlink:type="simple" xlink:href="https://id-ivanjsb-personal.atlassian.net/browse/SOM-1" text:style-name="Internet_20_link" text:visited-style-name="Visited_20_Internet_20_Link">Autenticação de usuário</text:a></text:p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5"><text:span text:style-name="T2">Tipo:</text:span> </text:p>
          </table:table-cell>
          <table:table-cell table:style-name="Tabela2.B1" office:value-type="string">
            <text:p text:style-name="P5">Tarefa </text:p>
          </table:table-cell>
          <table:table-cell table:style-name="Tabela2.C1" office:value-type="string">
            <text:p text:style-name="P5"><text:span text:style-name="T2">Prioridade:</text:span> </text:p>
          </table:table-cell>
          <table:table-cell table:style-name="Tabela2.B1" office:value-type="string">
            <text:p text:style-name="P5">Medium </text:p>
          </table:table-cell>
        </table:table-row>
        <table:table-row>
          <table:table-cell table:style-name="Tabela2.A1" office:value-type="string">
            <text:p text:style-name="P5"><text:span text:style-name="T2">Relator:</text:span> </text:p>
          </table:table-cell>
          <table:table-cell table:style-name="Tabela2.B1" office:value-type="string">
            <text:p text:style-name="P7"><text:a xlink:type="simple" xlink:href="https://id-ivanjsb-personal.atlassian.net/secure/ViewProfile.jspa?accountId=712020%3Aef69769c-593e-402a-8a8a-abe74b6cfef0" text:style-name="Internet_20_link" text:visited-style-name="Visited_20_Internet_20_Link"><text:bookmark text:name="word_reporter_712020:ef69769c-593e-402a-8a8a-abe74b6cfef0"/>Ivan Júlio da Silva Barbosa </text:a></text:p>
          </table:table-cell>
          <table:table-cell table:style-name="Tabela2.C1" office:value-type="string">
            <text:p text:style-name="P5"><text:span text:style-name="T2">Responsável:</text:span> </text:p>
          </table:table-cell>
          <table:table-cell table:style-name="Tabela2.B1" office:value-type="string">
            <text:p text:style-name="P5">Não atribuído </text:p>
          </table:table-cell>
        </table:table-row>
        <table:table-row>
          <table:table-cell table:style-name="Tabela2.C1" office:value-type="string">
            <text:p text:style-name="P5"><text:span text:style-name="T2">Resolução:</text:span> </text:p>
          </table:table-cell>
          <table:table-cell table:style-name="Tabela2.B1" office:value-type="string">
            <text:p text:style-name="P5">Não resolvido(s) </text:p>
          </table:table-cell>
          <table:table-cell table:style-name="Tabela2.C1" office:value-type="string">
            <text:p text:style-name="P5"><text:span text:style-name="T2">Votos:</text:span> </text:p>
          </table:table-cell>
          <table:table-cell table:style-name="Tabela2.B1" office:value-type="string">
            <text:p text:style-name="P5">0 </text:p>
          </table:table-cell>
        </table:table-row>
        <table:table-row>
          <table:table-cell table:style-name="Tabela2.C1" office:value-type="string">
            <text:p text:style-name="P7"><text:span text:style-name="T2">Categorias:</text:span> <text:bookmark text:name="labels-10221-value"/></text:p>
          </table:table-cell>
          <table:table-cell table:style-name="Tabela2.B1" table:number-columns-spanned="3" office:value-type="string">
            <text:p text:style-name="P5">Nenhum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4">Estimativa de trabalho restante:</text:p>
          </table:table-cell>
          <table:table-cell table:style-name="Tabela2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4">Tempo gasto:</text:p>
          </table:table-cell>
          <table:table-cell table:style-name="Tabela2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4">Estimativa original:</text:p>
          </table:table-cell>
          <table:table-cell table:style-name="Tabela2.B1" table:number-columns-spanned="3" office:value-type="string">
            <text:p text:style-name="P5">Desconhecido </text:p>
          </table:table-cell>
          <table:covered-table-cell/>
          <table:covered-table-cell/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Rank:<text:bookmark text:name="customfield_10019-10221-value"/></text:p>
          </table:table-cell>
          <table:table-cell table:style-name="Tabela3.B1" office:value-type="string">
            <text:p text:style-name="P5">0|i000tf: </text:p>
          </table:table-cell>
        </table:table-row>
        <table:table-row>
          <table:table-cell table:style-name="Tabela3.A1" office:value-type="string">
            <text:p text:style-name="P8">Sprint:<text:bookmark text:name="customfield_10020-10221-value"/></text:p>
          </table:table-cell>
          <table:table-cell table:style-name="Tabela3.B1" office:value-type="string">
            <text:p text:style-name="P9"/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 <text:span text:style-name="T4">Descrição</text:span>  </text:p>
          </table:table-cell>
          <table:table-cell table:style-name="Tabela4.B1" office:value-type="string">
            <text:p text:style-name="P5"> 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list text:style-name="L1">
              <text:list-item>
                <text:p text:style-name="P11"><text:bookmark text:name="descriptionArea"/><text:span text:style-name="T2">Valor</text:span>) A autenticação de usuários na plataforma é importante para que o sistema identifique se é um funcionário ou cliente. Assim, apenas as funções e informações pertinentes serão mostradas a cada um. Também permitindo que o usuário possa efetuar compras que ficarão atreladas a sua conta de acesso. Essa funcionalidade unificará o fluxo de cadastro, acesso ao site, a redefinição de senha e o acesso ao suporte. </text:p>
              </text:list-item>
              <text:list-item>
                <text:p text:style-name="P12"><text:span text:style-name="T2">Narrativa do usuário</text:span>) </text:p>
              </text:list-item>
            </text:list>
            <text:p text:style-name="P13"><text:span text:style-name="T2">Como:</text:span> Cliente.</text:p>
            <text:p text:style-name="P13"><text:span text:style-name="T2">Eu quero:</text:span> Acessar a página de login de usuário.</text:p>
            <text:p text:style-name="P13"><text:span text:style-name="T2">Para:</text:span> Realizar compras.</text:p>
            <text:p text:style-name="P13">2.1</text:p>
            <text:p text:style-name="P13"><text:span text:style-name="T2">Como:</text:span> Administrador.</text:p>
            <text:p text:style-name="P13"><text:span text:style-name="T2">Eu quero:</text:span> Acessar a página de login de usuário.</text:p>
            <text:p text:style-name="P13"><text:span text:style-name="T2">Para:</text:span> Atualizar as informações dos produtos.</text:p>
            <text:list text:style-name="L2">
              <text:list-item>
                <text:p text:style-name="P14"><text:span text:style-name="T2">Requisitos</text:span> </text:p>
              </text:list-item>
            </text:list>
            <text:list text:style-name="L3">
              <text:list-item>
                <text:p text:style-name="P15"><text:span text:style-name="T2">Atores:</text:span> Cliente/Administrador </text:p>
              </text:list-item>
              <text:list-item>
                <text:p text:style-name="P15"><text:span text:style-name="T2">Interface:</text:span> Ver documento em anexo da UI/UX </text:p>
              </text:list-item>
              <text:list-item>
                <text:p text:style-name="P16"><text:span text:style-name="T2">Dados</text:span> </text:p>
              </text:list-item>
            </text:list>
            <text:p text:style-name="P13"><text:soft-page-break/>º Criação do banco de dados para armazenar as informações do usuários cadastrados.</text:p>
            <text:p text:style-name="P13">º Criação de API para integração de front-end com o banco criado.</text:p>
            <text:p text:style-name="P13">º Criação da tela de login para que o usuário possa interagir com as funções.</text:p>
            <text:list text:style-name="L4">
              <text:list-item>
                <text:p text:style-name="P17"><text:span text:style-name="T2">Plataforma/Ambiente de interação</text:span> </text:p>
              </text:list-item>
            </text:list>
            <text:p text:style-name="P13">º Web/Mobile.</text:p>
            <text:p text:style-name="P13">º Configurar ambientes e pipelines para desenvolvimento.</text:p>
            <text:list text:style-name="L5">
              <text:list-item>
                <text:p text:style-name="P18"><text:span text:style-name="T2">Critérios de aceite</text:span> </text:p>
              </text:list-item>
            </text:list>
            <text:p text:style-name="P13">º Usuário deverá visualizar formulário de login.</text:p>
            <text:p text:style-name="P13">º Usuário deverá visualizar o botão para a tela de cadastro.</text:p>
            <text:p text:style-name="P13">º Usuário deverá visualizar o botão para a tela de recuperação de senha.</text:p>
            <text:p text:style-name="P13">º Usuário deverá visualizar o botão para a tela de suporte.</text:p>
            <text:p text:style-name="P5"/>
          </table:table-cell>
        </table:table-row>
      </table:table>
      <text:p text:style-name="P19">Gerado em Fri Aug 22 03:40:34 UTC 2025 por Ivan Júlio da Silva Barbosa usando JIRA 1001.0.0-SNAPSHOT#100288-rev:62def31a79154dd195db16ff52e9e271154629b6. </text:p>
      <text:p text:style-name="P20">Verificar documento “Orientação de <text:span text:style-name="T5">navegação seção 1</text:span> <text:span text:style-name="T5">Cadastro e Login</text:span>” – <text:span text:style-name="T5">é uma prévia para um tutorial de navegação para o usuário.</text:span></text:p>
      <text:p text:style-name="P1"/>
      <text:p text:style-name="P1">Épico 2) <text:span text:style-name="T1">Processo de alocação de produto no carrinho e compra.</text:span></text:p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"><text:a xlink:type="simple" xlink:href="https://id-ivanjsb-personal.atlassian.net/browse/SOM-8" text:style-name="Internet_20_link" text:visited-style-name="Visited_20_Internet_20_Link"><text:bookmark text:name="parent_issue_summary Copia 1"/><text:span text:style-name="T2">Processo de alocação de produtos no carrinho e compra</text:span></text:a> <text:span text:style-name="T3">(</text:span><text:bookmark text:name="parent_issue_key Copia 1"/><text:a xlink:type="simple" xlink:href="https://id-ivanjsb-personal.atlassian.net/browse/SOM-8" text:style-name="Internet_20_link" text:visited-style-name="Visited_20_Internet_20_Link"><text:span text:style-name="T3">SOM-8</text:span></text:a><text:span text:style-name="T3">)</text:span> </text:p>
            <text:h text:style-name="P3" text:outline-level="3"><draw:frame draw:style-name="fr1" draw:name="Figura1 Copia 1" text:anchor-type="as-char" svg:width="0.423cm" svg:height="0.423cm" draw:z-index="1"><draw:image xlink:href="https://id-ivanjsb-personal.atlassian.net/images/icons/link_out_bot.gif" xlink:type="simple" xlink:show="embed" xlink:actuate="onLoad" draw:mime-type="image/gif"/></draw:frame><text:s/>[SOM-7] <text:a xlink:type="simple" xlink:href="https://id-ivanjsb-personal.atlassian.net/browse/SOM-7" text:style-name="Internet_20_link" text:visited-style-name="Visited_20_Internet_20_Link">O usuário deseja selecionar adicionar um produto da tela de mostruário e adicionar ao carrinho de compras.</text:a> Criado: 22/ago/25  Atualizado(a): 22/ago/25 </text:h>
          </table:table-cell>
          <table:covered-table-cell/>
        </table:table-row>
        <table:table-row>
          <table:table-cell table:style-name="Tabela6.A2" office:value-type="string">
            <text:p text:style-name="P4">Status:</text:p>
          </table:table-cell>
          <table:table-cell table:style-name="Tabela6.A2" office:value-type="string">
            <text:p text:style-name="P5">To review</text:p>
          </table:table-cell>
        </table:table-row>
        <table:table-row>
          <table:table-cell table:style-name="Tabela6.A2" office:value-type="string">
            <text:p text:style-name="P4">Projeto:</text:p>
          </table:table-cell>
          <table:table-cell table:style-name="Tabela6.A2" office:value-type="string">
            <text:p text:style-name="P5"><text:a xlink:type="simple" xlink:href="https://id-ivanjsb-personal.atlassian.net/secure/BrowseProject.jspa?id=10100" text:style-name="Internet_20_link" text:visited-style-name="Visited_20_Internet_20_Link">SoMuchSwagLabsShopping</text:a></text:p>
          </table:table-cell>
        </table:table-row>
        <table:table-row>
          <table:table-cell table:style-name="Tabela6.A2" office:value-type="string">
            <text:p text:style-name="P4">Componente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Versões afetada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Versões corrigidas:</text:p>
          </table:table-cell>
          <table:table-cell table:style-name="Tabela6.A2" office:value-type="string">
            <text:p text:style-name="P5">Nenhum </text:p>
          </table:table-cell>
        </table:table-row>
        <table:table-row>
          <table:table-cell table:style-name="Tabela6.A2" office:value-type="string">
            <text:p text:style-name="P4">Pai:</text:p>
          </table:table-cell>
          <table:table-cell table:style-name="Tabela6.A2" office:value-type="string">
            <text:p text:style-name="P5"><text:a xlink:type="simple" xlink:href="https://id-ivanjsb-personal.atlassian.net/browse/SOM-8" text:style-name="Internet_20_link" text:visited-style-name="Visited_20_Internet_20_Link">Processo de alocação de produtos no carrinho e compra</text:a></text:p>
          </table:table-cell>
        </table:table-row>
      </table:table>
      <text:p text:style-name="P6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B"/>
        <table:table-row>
          <table:table-cell table:style-name="Tabela7.A1" office:value-type="string">
            <text:p text:style-name="P5"><text:span text:style-name="T2">Tipo:</text:span> </text:p>
          </table:table-cell>
          <table:table-cell table:style-name="Tabela7.B1" office:value-type="string">
            <text:p text:style-name="P5">Tarefa </text:p>
          </table:table-cell>
          <table:table-cell table:style-name="Tabela7.C1" office:value-type="string">
            <text:p text:style-name="P5"><text:span text:style-name="T2">Prioridade:</text:span> </text:p>
          </table:table-cell>
          <table:table-cell table:style-name="Tabela7.B1" office:value-type="string">
            <text:p text:style-name="P5">Medium </text:p>
          </table:table-cell>
        </table:table-row>
        <table:table-row>
          <table:table-cell table:style-name="Tabela7.A1" office:value-type="string">
            <text:p text:style-name="P5"><text:span text:style-name="T2">Relator:</text:span> </text:p>
          </table:table-cell>
          <table:table-cell table:style-name="Tabela7.B1" office:value-type="string">
            <text:p text:style-name="P7"><text:a xlink:type="simple" xlink:href="https://id-ivanjsb-personal.atlassian.net/secure/ViewProfile.jspa?accountId=712020%3Aef69769c-593e-402a-8a8a-abe74b6cfef0" text:style-name="Internet_20_link" text:visited-style-name="Visited_20_Internet_20_Link"><text:bookmark text:name="word_reporter_712020:ef69769c-593e-402a-8a8a-abe74b6cfef0 Copia 1"/>Ivan Júlio da Silva Barbosa </text:a></text:p>
          </table:table-cell>
          <table:table-cell table:style-name="Tabela7.C1" office:value-type="string">
            <text:p text:style-name="P5"><text:span text:style-name="T2">Responsável:</text:span> </text:p>
          </table:table-cell>
          <table:table-cell table:style-name="Tabela7.B1" office:value-type="string">
            <text:p text:style-name="P5">Não atribuído </text:p>
          </table:table-cell>
        </table:table-row>
        <table:table-row>
          <table:table-cell table:style-name="Tabela7.C1" office:value-type="string">
            <text:p text:style-name="P5"><text:span text:style-name="T2">Resolução:</text:span> </text:p>
          </table:table-cell>
          <table:table-cell table:style-name="Tabela7.B1" office:value-type="string">
            <text:p text:style-name="P5">Não resolvido(s) </text:p>
          </table:table-cell>
          <table:table-cell table:style-name="Tabela7.C1" office:value-type="string">
            <text:p text:style-name="P5"><text:span text:style-name="T2">Votos:</text:span> </text:p>
          </table:table-cell>
          <table:table-cell table:style-name="Tabela7.B1" office:value-type="string">
            <text:p text:style-name="P5">0 </text:p>
          </table:table-cell>
        </table:table-row>
        <table:table-row>
          <table:table-cell table:style-name="Tabela7.C1" office:value-type="string">
            <text:p text:style-name="P7"><text:span text:style-name="T2">Categorias:</text:span> <text:bookmark text:name="labels-10230-value"/></text:p>
          </table:table-cell>
          <table:table-cell table:style-name="Tabela7.B1" table:number-columns-spanned="3" office:value-type="string">
            <text:p text:style-name="P5">Nenhum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Estimativa de trabalho restante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Tempo gasto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4">Estimativa original:</text:p>
          </table:table-cell>
          <table:table-cell table:style-name="Tabela7.B1" table:number-columns-spanned="3" office:value-type="string">
            <text:p text:style-name="P5">Desconhecido </text:p>
          </table:table-cell>
          <table:covered-table-cell/>
          <table:covered-table-cell/>
        </table:table-row>
      </table:table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">Rank:<text:bookmark text:name="customfield_10019-10230-value"/></text:p>
          </table:table-cell>
          <table:table-cell table:style-name="Tabela8.B1" office:value-type="string">
            <text:p text:style-name="P5">0|i000uj: </text:p>
          </table:table-cell>
        </table:table-row>
        <table:table-row>
          <table:table-cell table:style-name="Tabela8.A1" office:value-type="string">
            <text:p text:style-name="P8">Sprint:<text:bookmark text:name="customfield_10020-10230-value"/></text:p>
          </table:table-cell>
          <table:table-cell table:style-name="Tabela8.B1" office:value-type="string">
            <text:p text:style-name="P9"/>
          </table:table-cell>
        </table:table-row>
      </table:table>
      <text:p text:style-name="P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 <text:span text:style-name="T4">Descrição</text:span>  </text:p>
          </table:table-cell>
          <table:table-cell table:style-name="Tabela9.B1" office:value-type="string">
            <text:p text:style-name="P5"> 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list text:style-name="L6">
              <text:list-item>
                <text:p text:style-name="P21"><text:bookmark text:name="descriptionArea Copia 1"/><text:span text:style-name="T2">Valor</text:span>) A adição de produtos ao carrinho de compras do usuário é importante para que o sistema possa somar os custos e exibir corretamente as opções de pagamento. Assim o cliente pode escolher o que compras, a quantidade, verificar se consegue cumprir com alguma das opções de pagamento e o processamento do pedido é facilitado. </text:p>
              </text:list-item>
              <text:list-item>
                <text:p text:style-name="P22"><text:span text:style-name="T2">Narrativa do usuário</text:span>) </text:p>
              </text:list-item>
            </text:list>
            <text:list text:style-name="L7">
              <text:list-item>
                <text:p text:style-name="P23"><text:span text:style-name="T2">Como:</text:span> Cliente. </text:p>
              </text:list-item>
              <text:list-item>
                <text:p text:style-name="P23"><text:span text:style-name="T2">Eu quero:</text:span> Incluir um produto em seu carrinho já com a quantidade definida. </text:p>
              </text:list-item>
              <text:list-item>
                <text:p text:style-name="P24"><text:span text:style-name="T2">Para:</text:span> Realizar compras. </text:p>
              </text:list-item>
            </text:list>
            <text:list text:style-name="L8">
              <text:list-item>
                <text:p text:style-name="P25"><text:span text:style-name="T2">Requisitos</text:span> </text:p>
              </text:list-item>
            </text:list>
            <text:list text:style-name="L9">
              <text:list-item>
                <text:p text:style-name="P26"><text:span text:style-name="T2">Atores:</text:span> Cliente </text:p>
              </text:list-item>
              <text:list-item>
                <text:p text:style-name="P26"><text:span text:style-name="T2">Interface:</text:span> Ver documento em anexo da UI/UX </text:p>
              </text:list-item>
              <text:list-item>
                <text:p text:style-name="P27"><text:span text:style-name="T2">Dados</text:span> </text:p>
              </text:list-item>
            </text:list>
            <text:p text:style-name="P13">º Criar objetos de pedidos de compras, tabelas, a serem relacionadas ao usuário.</text:p>
            <text:p text:style-name="P13">º Criação de API para integração de front-end com o banco criado.</text:p>
            <text:p text:style-name="P13">º Criação da tela de seleção de opções de compra para que o usuário possa interagir com as funções.</text:p>
            <text:list text:style-name="L10">
              <text:list-item>
                <text:p text:style-name="P28"><text:span text:style-name="T2">Plataforma/Ambiente de interação</text:span> </text:p>
              </text:list-item>
            </text:list>
            <text:p text:style-name="P13">º Web/Mobile.</text:p>
            <text:p text:style-name="P13">º Configurar ambientes e pipelines para desenvolvimento.</text:p>
            <text:list text:style-name="L11">
              <text:list-item>
                <text:p text:style-name="P29"><text:soft-page-break/><text:span text:style-name="T2">Critérios de aceite</text:span> </text:p>
              </text:list-item>
            </text:list>
            <text:p text:style-name="P13">º Usuário deverá visualizar o pedido, poder escolher quantidade e clicar em adicionar ao carrinho.</text:p>
            <text:p text:style-name="P13">º Usuário deverá poder visualizar o botão para navegar para o carrinho.</text:p>
            <text:p text:style-name="P13">º Usuário deverá visualizar os botões para alterar quantidade de produtos.</text:p>
            <text:p text:style-name="P13">º Usuário deverá visualizar os botões para excluir produtos.</text:p>
            <text:p text:style-name="P13">º Usuário deverá visualizar os botões para definir o método de pagamento e suas subtelas dropdown.</text:p>
            <text:p text:style-name="P13">º Usuário deverá visualizar o botão de efetuar compra.</text:p>
            <text:p text:style-name="P13">º Usuário deverá visualizar uma nova tela de acordo com a opção escolhida, preenchimento de dados de cartão de crédito/débito, impressão de boleto ou QR code para pix com reconhecimento automático em caso de compra efetuada.</text:p>
            <text:p text:style-name="P5"/>
          </table:table-cell>
        </table:table-row>
      </table:table>
      <text:p text:style-name="P19">Gerado em Fri Aug 22 03:44:15 UTC 2025 por Ivan Júlio da Silva Barbosa usando JIRA 1001.0.0-SNAPSHOT#100288-rev:62def31a79154dd195db16ff52e9e271154629b6. </text:p>
      <text:p text:style-name="P1"/>
      <text:p text:style-name="P30">Verificar documento “Orientação de <text:span text:style-name="T5">navegação seção 2</text:span> <text:span text:style-name="T5">Carrinho de Compras</text:span>” – <text:span text:style-name="T5">é uma prévia para um tutorial de navegação para o usuári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23:53:11.117707700</meta:creation-date>
    <dc:date>2025-08-22T00:45:00.723492500</dc:date>
    <meta:editing-duration>PT18M11S</meta:editing-duration>
    <meta:editing-cycles>4</meta:editing-cycles>
    <meta:generator>LibreOffice/25.2.5.2$Windows_X86_64 LibreOffice_project/03d19516eb2e1dd5d4ccd751a0d6f35f35e08022</meta:generator>
    <meta:document-statistic meta:table-count="10" meta:image-count="2" meta:object-count="0" meta:page-count="5" meta:paragraph-count="132" meta:word-count="756" meta:character-count="4969" meta:non-whitespace-character-count="4280"/>
  </office:meta>
</office:document-meta>
</file>